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1abeb7" officeooo:paragraph-rsid="001abeb7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1c6234" officeooo:paragraph-rsid="001c6234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1pt" fo:font-weight="normal" officeooo:rsid="001abeb7" officeooo:paragraph-rsid="001abeb7" style:font-size-asian="11pt" style:font-weight-asian="normal" style:font-size-complex="11pt" style:font-weight-complex="normal"/>
    </style:style>
    <style:style style:name="P6" style:family="paragraph" style:parent-style-name="Standard">
      <style:text-properties fo:font-size="11pt" fo:font-weight="normal" officeooo:rsid="001c6234" officeooo:paragraph-rsid="001c6234" style:font-size-asian="11pt" style:font-weight-asian="normal" style:font-size-complex="11pt" style:font-weight-complex="normal"/>
    </style:style>
    <style:style style:name="P7" style:family="paragraph" style:parent-style-name="Standard">
      <style:text-properties fo:font-size="11pt" fo:font-weight="normal" officeooo:rsid="001cf8a1" officeooo:paragraph-rsid="001cf8a1" style:font-size-asian="11pt" style:font-weight-asian="normal" style:font-size-complex="11pt" style:font-weight-complex="normal"/>
    </style:style>
    <style:style style:name="T1" style:family="text">
      <style:text-properties officeooo:rsid="001cf8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problem is based on sales.</text:p>
      <text:p text:style-name="P2"/>
      <text:p text:style-name="P2">Requirements :- </text:p>
      <text:p text:style-name="P2">There is one site samcart, samcart have multiple customer and multiple sales person.</text:p>
      <text:p text:style-name="P2">The customer is ordering Laptop of a certain amount from multiple sales person.</text:p>
      <text:p text:style-name="P2"/>
      <text:p text:style-name="P2">1) Customer can place multiple orders</text:p>
      <text:p text:style-name="P2">2) The sales person has multiple orders with certain customers </text:p>
      <text:p text:style-name="P1"/>
      <text:p text:style-name="P2">Problems:-</text:p>
      <text:p text:style-name="P2"/>
      <text:p text:style-name="P2">1) Create Database</text:p>
      <text:p text:style-name="P2"/>
      <text:p text:style-name="P5">mysql&gt; create database samcart;</text:p>
      <text:p text:style-name="P5">Query OK, 1 row affected (0.00 sec)</text:p>
      <text:p text:style-name="P3"/>
      <text:p text:style-name="P2">2) Design Schema</text:p>
      <text:p text:style-name="P2"/>
      <text:p text:style-name="P4">table salesperson:</text:p>
      <text:p text:style-name="P6">+--------+-------------+------+-----+---------+----------------+</text:p>
      <text:p text:style-name="P6">| Field <text:s/>| Type <text:s text:c="7"/>| Null | Key | Default | Extra <text:s text:c="9"/>|</text:p>
      <text:p text:style-name="P6">+--------+-------------+------+-----+---------+----------------+</text:p>
      <text:p text:style-name="P6">| id <text:s text:c="4"/>| int(11) <text:s text:c="4"/>| NO <text:s text:c="2"/>| PRI | NULL <text:s text:c="3"/>| auto_increment |</text:p>
      <text:p text:style-name="P6">| name <text:s text:c="2"/>| varchar(20) | NO <text:s text:c="2"/>| <text:s text:c="4"/>| NULL <text:s text:c="3"/>| <text:s text:c="15"/>|</text:p>
      <text:p text:style-name="P6">| amount | int(11) <text:s text:c="4"/>| NO <text:s text:c="2"/>| <text:s text:c="4"/>| NULL <text:s text:c="3"/>| <text:s text:c="15"/>|</text:p>
      <text:p text:style-name="P6">+--------+-------------+------+-----+---------+----------------+</text:p>
      <text:p text:style-name="P4">table customer :</text:p>
      <text:p text:style-name="P6">+---------+--------------+------+-----+---------+----------------+</text:p>
      <text:p text:style-name="P6">| Field <text:s text:c="2"/>| Type <text:s text:c="8"/>| Null | Key | Default | Extra <text:s text:c="9"/>|</text:p>
      <text:p text:style-name="P6">+---------+--------------+------+-----+---------+----------------+</text:p>
      <text:p text:style-name="P6">| id <text:s text:c="5"/>| int(11) <text:s text:c="5"/>| NO <text:s text:c="2"/>| PRI | NULL <text:s text:c="3"/>| auto_increment |</text:p>
      <text:p text:style-name="P6">| name <text:s text:c="3"/>| varchar(20) <text:s/>| NO <text:s text:c="2"/>| <text:s text:c="4"/>| NULL <text:s text:c="3"/>| <text:s text:c="15"/>|</text:p>
      <text:p text:style-name="P6">| email <text:s text:c="2"/>| varchar(25) <text:s/>| YES <text:s/>| <text:s text:c="4"/>| NULL <text:s text:c="3"/>| <text:s text:c="15"/>|</text:p>
      <text:p text:style-name="P6">| address | varchar(225) | YES <text:s/>| <text:s text:c="4"/>| NULL <text:s text:c="3"/>| <text:s text:c="15"/>|</text:p>
      <text:p text:style-name="P6">+---------+--------------+------+-----+---------+----------------+</text:p>
      <text:p text:style-name="P4">table orders:</text:p>
      <text:p text:style-name="P6">+----------------+---------+------+-----+---------+----------------+</text:p>
      <text:p text:style-name="P6">| Field <text:s text:c="9"/>| Type <text:s text:c="3"/>| Null | Key | Default | Extra <text:s text:c="9"/>|</text:p>
      <text:p text:style-name="P6">+----------------+---------+------+-----+---------+----------------+</text:p>
      <text:p text:style-name="P6">| id <text:s text:c="12"/>| int(11) | NO <text:s text:c="2"/>| PRI | NULL <text:s text:c="3"/>| auto_increment |</text:p>
      <text:p text:style-name="P6">| salesperson_id | int(11) | YES <text:s/>| MUL | NULL <text:s text:c="3"/>| <text:s text:c="15"/>|</text:p>
      <text:p text:style-name="P6">| customer_id <text:s text:c="3"/>| int(11) | YES <text:s/>| MUL | NULL <text:s text:c="3"/>| <text:s text:c="15"/>|</text:p>
      <text:p text:style-name="P6">+----------------+---------+------+-----+---------+----------------+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) Create tables</text:p>
      <text:p text:style-name="P2"/>
      <text:p text:style-name="P6">mysql&gt; create table salesperson (id int auto_increment primary key, name varchar(20) not null, amount int not null);</text:p>
      <text:p text:style-name="P6">Query OK, 0 rows affected (0.10 sec)</text:p>
      <text:p text:style-name="P6"></text:p>
      <text:p text:style-name="P6">mysql&gt; desc salesperson</text:p>
      <text:p text:style-name="P6"><text:s text:c="4"/>-&gt; ;</text:p>
      <text:p text:style-name="P6">+--------+-------------+------+-----+---------+----------------+</text:p>
      <text:p text:style-name="P6">| Field <text:s/>| Type <text:s text:c="7"/>| Null | Key | Default | Extra <text:s text:c="9"/>|</text:p>
      <text:p text:style-name="P6">+--------+-------------+------+-----+---------+----------------+</text:p>
      <text:p text:style-name="P6">| id <text:s text:c="4"/>| int(11) <text:s text:c="4"/>| NO <text:s text:c="2"/>| PRI | NULL <text:s text:c="3"/>| auto_increment |</text:p>
      <text:p text:style-name="P6">| name <text:s text:c="2"/>| varchar(20) | NO <text:s text:c="2"/>| <text:s text:c="4"/>| NULL <text:s text:c="3"/>| <text:s text:c="15"/>|</text:p>
      <text:p text:style-name="P6">| amount | int(11) <text:s text:c="4"/>| NO <text:s text:c="2"/>| <text:s text:c="4"/>| NULL <text:s text:c="3"/>| <text:s text:c="15"/>|</text:p>
      <text:p text:style-name="P6">+--------+-------------+------+-----+---------+----------------+</text:p>
      <text:p text:style-name="P6">3 rows in set (0.00 sec)</text:p>
      <text:p text:style-name="P6"></text:p>
      <text:p text:style-name="P6">mysql&gt; create table customer</text:p>
      <text:p text:style-name="P6"><text:s text:c="4"/>-&gt; (id int auto_increment primary key,</text:p>
      <text:p text:style-name="P6"><text:s text:c="4"/>-&gt; name varchar(20) not null,</text:p>
      <text:p text:style-name="P6"><text:s text:c="4"/>-&gt; email varchar(25),</text:p>
      <text:p text:style-name="P6"><text:s text:c="4"/>-&gt; address varchar(225));</text:p>
      <text:p text:style-name="P6">Query OK, 0 rows affected (0.11 sec)</text:p>
      <text:p text:style-name="P6"></text:p>
      <text:p text:style-name="P6">mysql&gt; desc customer</text:p>
      <text:p text:style-name="P6"><text:s text:c="4"/>-&gt; ;</text:p>
      <text:p text:style-name="P6">+---------+--------------+------+-----+---------+----------------+</text:p>
      <text:p text:style-name="P6">| Field <text:s text:c="2"/>| Type <text:s text:c="8"/>| Null | Key | Default | Extra <text:s text:c="9"/>|</text:p>
      <text:p text:style-name="P6">+---------+--------------+------+-----+---------+----------------+</text:p>
      <text:p text:style-name="P6">| id <text:s text:c="5"/>| int(11) <text:s text:c="5"/>| NO <text:s text:c="2"/>| PRI | NULL <text:s text:c="3"/>| auto_increment |</text:p>
      <text:p text:style-name="P6">| name <text:s text:c="3"/>| varchar(20) <text:s/>| NO <text:s text:c="2"/>| <text:s text:c="4"/>| NULL <text:s text:c="3"/>| <text:s text:c="15"/>|</text:p>
      <text:p text:style-name="P6">| email <text:s text:c="2"/>| varchar(25) <text:s/>| YES <text:s/>| <text:s text:c="4"/>| NULL <text:s text:c="3"/>| <text:s text:c="15"/>|</text:p>
      <text:p text:style-name="P6">| address | varchar(225) | YES <text:s/>| <text:s text:c="4"/>| NULL <text:s text:c="3"/>| <text:s text:c="15"/>|</text:p>
      <text:p text:style-name="P6">+---------+--------------+------+-----+---------+----------------+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4) Insert sample data</text:p>
      <text:p text:style-name="P4"/>
      <text:p text:style-name="P6">mysql&gt; insert into customer(name,email,address) values('diwakar','diwakar@gmail.com','Dwarka'),('Atul','atul@gmail.com','Noida'),('Deepak','Deepak@gmail.com','Faridabad'),('Sanjay','sanjay'@gmail.com','Vaishali'),('user','user@gmail.com','user city');</text:p>
      <text:p text:style-name="P6">Query OK, 5 rows affected (0.07 sec)</text:p>
      <text:p text:style-name="P6">Records: 5 <text:s/>Duplicates: 0 <text:s/>Warnings: 0</text:p>
      <text:p text:style-name="P6"></text:p>
      <text:p text:style-name="P6">mysql&gt; select * from customer;</text:p>
      <text:p text:style-name="P6">+----+---------+-------------------+--------------+</text:p>
      <text:p text:style-name="P6">| id | name <text:s text:c="3"/>| email <text:s text:c="12"/>| address <text:s text:c="5"/>|</text:p>
      <text:p text:style-name="P6">+----+---------+-------------------+--------------+</text:p>
      <text:p text:style-name="P6">| <text:s/>1 | diwakar <text:s text:c="2"/>| diwkar@gmail.com <text:s text:c="2"/>| Dwarka <text:s/>|</text:p>
      <text:p text:style-name="P6">| <text:s/>2 | Atul <text:s text:c="3"/>| atul@gmail.com <text:s text:c="3"/>| Noida <text:s text:c="2"/>|</text:p>
      <text:p text:style-name="P6">| <text:s/>3 | Deepak | Deepak@gmail.com | Faridabad <text:s text:c="3"/>|</text:p>
      <text:p text:style-name="P6">| <text:s/>4 | Sanjay <text:s/>| sanjay@gmail.com <text:s/>| Vaishali <text:s text:c="3"/>|</text:p>
      <text:p text:style-name="P6">| <text:s/>5 | user <text:s text:c="3"/>| user@gmail.com <text:s text:c="3"/>| user city <text:s text:c="3"/>|</text:p>
      <text:p text:style-name="P6">+----+---------+-------------------+--------------+</text:p>
      <text:p text:style-name="P6">5 rows in set (0.00 sec)</text:p>
      <text:p text:style-name="P2"/>
      <text:p text:style-name="P6">mysql&gt; insert into salesperson(name,amount) values ('Lenovo',50000),('Apple',120000),('Acer',30000),('Dell',60000),('Hp',35000);</text:p>
      <text:p text:style-name="P6">Query OK, 5 rows affected (0.06 sec)</text:p>
      <text:p text:style-name="P6">Records: 5 <text:s/>Duplicates: 0 <text:s/>Warnings: 0</text:p>
      <text:p text:style-name="P6"></text:p>
      <text:p text:style-name="P6">mysql&gt; select * from salesperson;</text:p>
      <text:p text:style-name="P6">+----+--------+--------+</text:p>
      <text:p text:style-name="P6">| id | name <text:s text:c="2"/>| amount |</text:p>
      <text:p text:style-name="P6">+----+--------+--------+</text:p>
      <text:p text:style-name="P6">| <text:s/>1 | Lenovo | <text:s/>50000 |</text:p>
      <text:p text:style-name="P6">| <text:s/>2 | Apple <text:s/>| 120000 |</text:p>
      <text:p text:style-name="P6">| <text:s/>3 | Acer <text:s text:c="2"/>| <text:s/>30000 |</text:p>
      <text:p text:style-name="P6">| <text:s/>4 | Dell <text:s text:c="2"/>| <text:s/>60000 |</text:p>
      <text:p text:style-name="P6">| <text:s/>5 | Hp <text:s text:c="4"/>| <text:s/>35000 |</text:p>
      <text:p text:style-name="P6">+----+--------+--------+</text:p>
      <text:p text:style-name="P6">5 rows in set (0.00 sec)</text:p>
      <text:p text:style-name="P6"/>
      <text:p text:style-name="P6">mysql&gt; insert into orders(salesperson_id,customer_id) values(1,1),(2,1),(3,1),(4,1),(5,1),(1,2),(3,4);</text:p>
      <text:p text:style-name="P6">Query OK, 7 rows affected (0.04 sec)</text:p>
      <text:p text:style-name="P6">Records: 7 <text:s/>Duplicates: 0 <text:s/>Warnings: 0</text:p>
      <text:p text:style-name="P6"></text:p>
      <text:p text:style-name="P6">mysql&gt; select * from orders;</text:p>
      <text:p text:style-name="P6">+----+----------------+-------------+</text:p>
      <text:p text:style-name="P6">| id | salesperson_id | customer_id |</text:p>
      <text:p text:style-name="P6">+----+----------------+-------------+</text:p>
      <text:p text:style-name="P6">| <text:s/>1 | <text:s text:c="13"/>1 | <text:s text:c="10"/>1 |</text:p>
      <text:p text:style-name="P6">| <text:s/>2 | <text:s text:c="13"/>2 | <text:s text:c="10"/>1 |</text:p>
      <text:p text:style-name="P6">| <text:s/>3 | <text:s text:c="13"/>3 | <text:s text:c="10"/>1 |</text:p>
      <text:p text:style-name="P6">| <text:s/>4 | <text:s text:c="13"/>4 | <text:s text:c="10"/>1 |</text:p>
      <text:p text:style-name="P6">| <text:s/>5 | <text:s text:c="13"/>5 | <text:s text:c="10"/>1 |</text:p>
      <text:p text:style-name="P6">| <text:s/>6 | <text:s text:c="13"/>1 | <text:s text:c="10"/>2 |</text:p>
      <text:p text:style-name="P6">| <text:s/>7 | <text:s text:c="13"/>3 | <text:s text:c="10"/>4 |</text:p>
      <text:p text:style-name="P6">+----+----------------+-------------+</text:p>
      <text:p text:style-name="P6">7 rows in set (0.00 sec)</text:p>
      <text:p text:style-name="P6"/>
      <text:p text:style-name="P2"/>
      <text:p text:style-name="P2"/>
      <text:p text:style-name="P2"><text:soft-page-break/>5) Find the sales person have multiple orders.</text:p>
      <text:p text:style-name="P2"/>
      <text:p text:style-name="P6">mysql&gt; select salesperson.name as 'Multiple order salesperson' from salesperson join orders on salesperson.id=orders.salesperson_id group by salesperson.name having count(orders.id)&gt;1;</text:p>
      <text:p text:style-name="P6">+----------------------------+</text:p>
      <text:p text:style-name="P6">| Multiple order salesperson |</text:p>
      <text:p text:style-name="P6">+----------------------------+</text:p>
      <text:p text:style-name="P6">| Acer <text:s text:c="22"/>|</text:p>
      <text:p text:style-name="P6">| Dell <text:s text:c="22"/>|</text:p>
      <text:p text:style-name="P6">| Hp <text:s text:c="24"/>|</text:p>
      <text:p text:style-name="P6">| Lenovo <text:s text:c="20"/>|</text:p>
      <text:p text:style-name="P6">+----------------------------+</text:p>
      <text:p text:style-name="P6">4 rows in set (0.00 sec)</text:p>
      <text:p text:style-name="P2"/>
      <text:p text:style-name="P2">6) Find the all sales person details along with order details</text:p>
      <text:p text:style-name="P2"/>
      <text:p text:style-name="P6">mysql&gt; select o.id as 'order id',s.name as 'salesperson name',s.amount,c.name as 'customer name',c.email,c.address from salesperson s join orders o on s.id=o.salesperson_id join customer c on c.id=o.customer_id order by o.id;</text:p>
      <text:p text:style-name="P6">+----------+------------------+--------+---------------+------------------+--------------+</text:p>
      <text:p text:style-name="P6">| order id | salesperson name | amount | customer name | email <text:s text:c="11"/>| address <text:s text:c="5"/>|</text:p>
      <text:p text:style-name="P6">+----------+------------------+--------+---------------+------------------+--------------+</text:p>
      <text:p text:style-name="P6">| <text:s text:c="7"/>1 | Lenovo <text:s text:c="10"/>| <text:s/>50000 | diwakar <text:s text:c="8"/>| diwakar@gmail.com <text:s/>| Dwarka |</text:p>
      <text:p text:style-name="P6">| <text:s text:c="7"/>2 | Apple <text:s text:c="11"/>| 120000 | diwakar <text:s text:c="8"/>| diwakar@gmail.com <text:s/>| Dwarka <text:s/>|</text:p>
      <text:p text:style-name="P6">| <text:s text:c="7"/>3 | Acer <text:s text:c="12"/>| <text:s/>30000 | diwakar <text:s text:c="8"/>| diwakar@gmail.com <text:s/>| Dwarka <text:s/>|</text:p>
      <text:p text:style-name="P6">| <text:s text:c="7"/>4 | Dell <text:s text:c="12"/>| <text:s/>60000 | diwakar <text:s text:c="8"/>| diwakar@gmail.com <text:s/>| Dwarka <text:s/>|</text:p>
      <text:p text:style-name="P6">| <text:s text:c="7"/>5 | Hp <text:s text:c="14"/>| <text:s/>35000 | diwakar <text:s text:c="8"/>| diwakar@gmail.com <text:s/>| Dwarka <text:s/>|</text:p>
      <text:p text:style-name="P6">| <text:s text:c="7"/>6 | Lenovo <text:s text:c="10"/>| <text:s/>50000 | Atul <text:s text:c="9"/>| atul@gmail.com <text:s text:c="2"/>| Noida <text:s text:c="2"/>|</text:p>
      <text:p text:style-name="P6">| <text:s text:c="7"/>7 | Acer <text:s text:c="12"/>| <text:s/>30000 | Sajay <text:s text:c="7"/>| sanjay@gmail.com | <text:span text:style-name="T1">Vaishali</text:span> <text:s text:c="3"/>|</text:p>
      <text:p text:style-name="P6">| <text:s text:c="7"/>8 | Lenovo <text:s text:c="10"/>| <text:s/>50000 | user <text:s text:c="9"/>| user@gmail.com <text:s text:c="2"/>| user city <text:s text:c="3"/>|</text:p>
      <text:p text:style-name="P6">| <text:s text:c="6"/>10 | Acer <text:s text:c="12"/>| <text:s/>30000 | A<text:span text:style-name="T1">tul</text:span> <text:s text:c="9"/>| a<text:span text:style-name="T1">tul</text:span>@gmail.com <text:s text:c="2"/>| <text:span text:style-name="T1">Noida</text:span> <text:s text:c="2"/>|</text:p>
      <text:p text:style-name="P6">| <text:s text:c="6"/>11 | Dell <text:s text:c="12"/>| <text:s/>60000 | <text:span text:style-name="T1">diwakar</text:span> <text:s text:c="8"/>| <text:span text:style-name="T1">diwakar</text:span>@gmail.com <text:s/>| Dwarka |</text:p>
      <text:p text:style-name="P6">| <text:s text:c="6"/>12 | Hp <text:s text:c="14"/>| <text:s/>35000 | Sa<text:span text:style-name="T1">njay</text:span> <text:s text:c="5"/>| sa<text:span text:style-name="T1">jay</text:span>@gmail.com | <text:span text:style-name="T1">Vaishali</text:span> <text:s text:c="3"/>|</text:p>
      <text:p text:style-name="P6">| <text:s text:c="6"/>13 | Dell <text:s text:c="12"/>| <text:s/>60000 | A<text:span text:style-name="T1">tul</text:span> <text:s text:c="9"/>| a<text:span text:style-name="T1">tul</text:span>@gmail.com <text:s text:c="2"/>| <text:span text:style-name="T1">Noida</text:span> <text:s text:c="2"/>|</text:p>
      <text:p text:style-name="P6">| <text:s text:c="6"/>14 | Hp <text:s text:c="14"/>| <text:s/>35000 | Sa<text:span text:style-name="T1">njay</text:span> <text:s text:c="6"/>| sa<text:span text:style-name="T1">njay</text:span>@gmail.com | <text:span text:style-name="T1">Vaishali</text:span> <text:s text:c="3"/>|</text:p>
      <text:p text:style-name="P6">+----------+------------------+--------+---------------+------------------+--------------+</text:p>
      <text:p text:style-name="P6">13 rows in set (0.00 sec)</text:p>
      <text:p text:style-name="P2"/>
      <text:p text:style-name="P2">7) Create index</text:p>
      <text:p text:style-name="P2"/>
      <text:p text:style-name="P7">mysql&gt; create index email_index on customer(email);</text:p>
      <text:p text:style-name="P7">Query OK, 0 rows affected (0.20 sec)</text:p>
      <text:p text:style-name="P7">Records: 0 <text:s/>Duplicates: 0 <text:s/>Warnings: 0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8) How to show index on a table</text:p>
      <text:p text:style-name="P2"/>
      <text:p text:style-name="P7">mysql&gt; show index from customer;</text:p>
      <text:p text:style-name="P7">+----------+------------+-------------+--------------+-------------+-----------+-------------+----------+--------+------+------------+---------+---------------+</text:p>
      <text:p text:style-name="P7">| Table <text:s text:c="3"/>| Non_unique | Key_name <text:s text:c="3"/>| Seq_in_index | Column_name | Collation | Cardinality | Sub_part | Packed | Null | Index_type | Comment | Index_comment |</text:p>
      <text:p text:style-name="P7">+----------+------------+-------------+--------------+-------------+-----------+-------------+----------+--------+------+------------+---------+---------------+</text:p>
      <text:p text:style-name="P7">| customer | <text:s text:c="9"/>0 | PRIMARY <text:s text:c="4"/>| <text:s text:c="11"/>1 | id <text:s text:c="9"/>| A <text:s text:c="8"/>| <text:s text:c="10"/>2 | <text:s text:c="4"/>NULL | NULL <text:s text:c="2"/>| <text:s text:c="5"/>| BTREE <text:s text:c="5"/>| <text:s text:c="8"/>| <text:s text:c="14"/>|</text:p>
      <text:p text:style-name="P7">| customer | <text:s text:c="9"/>1 | email_index | <text:s text:c="11"/>1 | email <text:s text:c="6"/>| A <text:s text:c="8"/>| <text:s text:c="10"/>5 | <text:s text:c="4"/>NULL | NULL <text:s text:c="2"/>| YES <text:s/>| BTREE <text:s text:c="5"/>| <text:s text:c="8"/>| <text:s text:c="14"/>|</text:p>
      <text:p text:style-name="P7">+----------+------------+-------------+--------------+-------------+-----------+-------------+----------+--------+------+------------+---------+---------------+</text:p>
      <text:p text:style-name="P7">2 rows in set (0.00 sec)</text:p>
      <text:p text:style-name="P7"></text:p>
      <text:p text:style-name="P7">mysql&gt; show index from salesperson;</text:p>
      <text:p text:style-name="P7">+-------------+------------+----------+--------------+-------------+-----------+-------------+----------+--------+------+------------+---------+---------------+</text:p>
      <text:p text:style-name="P7">| Table <text:s text:c="6"/>| Non_unique | Key_name | Seq_in_index | Column_name | Collation | Cardinality | Sub_part | Packed | Null | Index_type | Comment | Index_comment |</text:p>
      <text:p text:style-name="P7">+-------------+------------+----------+--------------+-------------+-----------+-------------+----------+--------+------+------------+---------+---------------+</text:p>
      <text:p text:style-name="P7">| salesperson | <text:s text:c="9"/>0 | PRIMARY <text:s/>| <text:s text:c="11"/>1 | id <text:s text:c="9"/>| A <text:s text:c="8"/>| <text:s text:c="10"/>5 | <text:s text:c="4"/>NULL | NULL <text:s text:c="2"/>| <text:s text:c="5"/>| BTREE <text:s text:c="5"/>| <text:s text:c="8"/>| <text:s text:c="14"/>|</text:p>
      <text:p text:style-name="P7">+-------------+------------+----------+--------------+-------------+-----------+-------------+----------+--------+------+------------+---------+---------------+</text:p>
      <text:p text:style-name="P7">1 row in set (0.00 sec)</text:p>
      <text:p text:style-name="P7"></text:p>
      <text:p text:style-name="P7">mysql&gt; show index from orders;</text:p>
      <text:p text:style-name="P7">+--------+------------+----------------+--------------+----------------+-----------+-------------+----------+--------+------+------------+---------+---------------+</text:p>
      <text:p text:style-name="P7">| Table <text:s/>| Non_unique | Key_name <text:s text:c="6"/>| Seq_in_index | Column_name <text:s text:c="3"/>| Collation | Cardinality | Sub_part | Packed | Null | Index_type | Comment | Index_comment |</text:p>
      <text:p text:style-name="P7">+--------+------------+----------------+--------------+----------------+-----------+-------------+----------+--------+------+------------+---------+---------------+</text:p>
      <text:p text:style-name="P7">| orders | <text:s text:c="9"/>0 | PRIMARY <text:s text:c="7"/>| <text:s text:c="11"/>1 | id <text:s text:c="12"/>| A <text:s text:c="8"/>| <text:s text:c="9"/>13 | <text:s text:c="4"/>NULL | NULL <text:s text:c="2"/>| <text:s text:c="5"/>| BTREE <text:s text:c="5"/>| <text:s text:c="8"/>| <text:s text:c="14"/>|</text:p>
      <text:p text:style-name="P7">| orders | <text:s text:c="9"/>1 | salesperson_id | <text:s text:c="11"/>1 | salesperson_id | A <text:s text:c="8"/>| <text:s text:c="9"/>13 | <text:s text:c="4"/>NULL | NULL <text:s text:c="2"/>| YES <text:s/>| BTREE <text:s text:c="5"/>| <text:s text:c="8"/>| <text:s text:c="14"/>|</text:p>
      <text:p text:style-name="P7">| orders | <text:s text:c="9"/>1 | customer_id <text:s text:c="3"/>| <text:s text:c="11"/>1 | customer_id <text:s text:c="3"/>| A <text:s text:c="8"/>| <text:s text:c="9"/>13 | <text:s text:c="4"/>NULL | NULL <text:s text:c="2"/>| YES <text:s/>| BTREE <text:s text:c="5"/>| <text:s text:c="8"/>| <text:s text:c="14"/>|</text:p>
      <text:p text:style-name="P7">+--------+------------+----------------+--------------+----------------+-----------+-------------+----------+--------+------+------------+---------+---------------+</text:p>
      <text:p text:style-name="P7">3 rows in set (0.00 sec)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8T00:31:03.549259894</dc:date>
    <meta:document-statistic meta:table-count="0" meta:image-count="0" meta:object-count="0" meta:page-count="5" meta:paragraph-count="178" meta:word-count="1524" meta:character-count="11003" meta:non-whitespace-character-count="7994"/>
    <meta:generator>LibreOffice/4.2.8.2$Linux_X86_64 LibreOffice_project/420m0$Build-2</meta:generator>
  </office:meta>
</office:document-meta>
</file>